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language="sv" fo:country="SE" officeooo:rsid="00085f16" officeooo:paragraph-rsid="00085f16" style:font-size-asian="14pt" style:font-size-complex="16pt"/>
    </style:style>
    <style:style style:name="P2" style:family="paragraph" style:parent-style-name="Standard">
      <style:text-properties fo:font-size="12pt" fo:language="sv" fo:country="SE" officeooo:rsid="00085f16" officeooo:paragraph-rsid="000b1885" style:font-size-asian="10.5pt" style:font-size-complex="12pt"/>
    </style:style>
    <style:style style:name="P3" style:family="paragraph" style:parent-style-name="Standard">
      <style:text-properties fo:font-size="12pt" fo:language="sv" fo:country="SE" officeooo:rsid="00085f16" officeooo:paragraph-rsid="001134e6" style:font-size-asian="10.5pt" style:font-size-complex="12pt"/>
    </style:style>
    <style:style style:name="P4" style:family="paragraph" style:parent-style-name="Standard">
      <style:paragraph-properties fo:text-align="start" style:justify-single-word="false"/>
      <style:text-properties fo:font-size="12pt" fo:language="sv" fo:country="SE" officeooo:rsid="00085f16" officeooo:paragraph-rsid="00086303" style:font-size-asian="10.5pt" style:font-size-complex="12pt"/>
    </style:style>
    <style:style style:name="P5" style:family="paragraph" style:parent-style-name="Standard">
      <style:text-properties fo:font-size="12pt" fo:language="sv" fo:country="SE" officeooo:rsid="00087320" officeooo:paragraph-rsid="00086303" style:font-size-asian="10.5pt" style:font-size-complex="12pt"/>
    </style:style>
    <style:style style:name="P6" style:family="paragraph" style:parent-style-name="Standard">
      <style:text-properties fo:font-size="12pt" fo:language="sv" fo:country="SE" officeooo:rsid="00087320" officeooo:paragraph-rsid="00087320" style:font-size-asian="10.5pt" style:font-size-complex="12pt"/>
    </style:style>
    <style:style style:name="P7" style:family="paragraph" style:parent-style-name="Standard">
      <style:text-properties fo:font-size="12pt" fo:language="sv" fo:country="SE" officeooo:rsid="000d1634" officeooo:paragraph-rsid="000b1885" style:font-size-asian="10.5pt" style:font-size-complex="12pt"/>
    </style:style>
    <style:style style:name="P8" style:family="paragraph" style:parent-style-name="Standard">
      <style:text-properties fo:font-size="12pt" fo:language="sv" fo:country="SE" officeooo:rsid="0015564c" officeooo:paragraph-rsid="001134e6" style:font-size-asian="10.5pt" style:font-size-complex="12pt"/>
    </style:style>
    <style:style style:name="P9" style:family="paragraph" style:parent-style-name="Standard">
      <style:text-properties fo:font-size="12pt" fo:language="sv" fo:country="SE" officeooo:rsid="0015564c" officeooo:paragraph-rsid="0015564c" style:font-size-asian="10.5pt" style:font-size-complex="12pt"/>
    </style:style>
    <style:style style:name="P10" style:family="paragraph" style:parent-style-name="Standard">
      <style:text-properties fo:font-size="14pt" fo:language="sv" fo:country="SE" officeooo:rsid="00085f16" officeooo:paragraph-rsid="00087320" style:font-size-asian="14pt" style:font-size-complex="14pt"/>
    </style:style>
    <style:style style:name="P11" style:family="paragraph" style:parent-style-name="Standard">
      <style:text-properties style:font-name="Liberation Serif" fo:font-size="12pt" fo:language="sv" fo:country="SE" officeooo:rsid="0027a521" officeooo:paragraph-rsid="0027a521" style:font-size-asian="10.5pt" style:font-size-complex="12pt"/>
    </style:style>
    <style:style style:name="P12" style:family="paragraph" style:parent-style-name="Standard">
      <style:paragraph-properties fo:margin-left="0.9846in" fo:margin-right="0in" fo:text-indent="-0.25in" style:auto-text-indent="false"/>
      <style:text-properties style:font-name="Liberation Serif" officeooo:paragraph-rsid="002bdddc"/>
    </style:style>
    <style:style style:name="P13" style:family="paragraph" style:parent-style-name="Standard">
      <style:paragraph-properties fo:margin-left="0.9846in" fo:margin-right="0in" fo:text-indent="-0.25in" style:auto-text-indent="false"/>
      <style:text-properties style:font-name="Liberation Serif" fo:font-size="12pt" fo:language="sv" fo:country="SE" officeooo:rsid="002d55d8" officeooo:paragraph-rsid="002bdddc" style:font-size-asian="10.5pt" style:font-size-complex="12pt"/>
    </style:style>
    <style:style style:name="P14" style:family="paragraph" style:parent-style-name="Standard" style:list-style-name="L1">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15" style:family="paragraph" style:parent-style-name="Standard" style:list-style-name="L1">
      <style:text-properties style:font-name="FreeMono" fo:font-size="12pt" fo:language="sv" fo:country="SE" officeooo:rsid="00248338" officeooo:paragraph-rsid="002182ea" style:font-size-asian="10.5pt" style:font-size-complex="12pt"/>
    </style:style>
    <style:style style:name="P16" style:family="paragraph" style:parent-style-name="Standard" style:list-style-name="L1">
      <style:text-properties style:font-name="FreeMono" fo:font-size="12pt" fo:language="sv" fo:country="SE" officeooo:rsid="002182ea" officeooo:paragraph-rsid="0054d409" style:font-size-asian="10.5pt" style:font-size-complex="12pt"/>
    </style:style>
    <style:style style:name="P17" style:family="paragraph" style:parent-style-name="Standard" style:list-style-name="L1">
      <style:text-properties style:font-name="Liberation Serif" fo:font-size="12pt" fo:language="sv" fo:country="SE" officeooo:rsid="000ff67c" officeooo:paragraph-rsid="00323506" style:font-size-asian="10.5pt" style:font-size-complex="12pt"/>
    </style:style>
    <style:style style:name="P18" style:family="paragraph" style:parent-style-name="Standard" style:list-style-name="L1">
      <style:text-properties style:font-name="Liberation Serif" fo:font-size="12pt" fo:language="sv" fo:country="SE" officeooo:rsid="000ff67c" officeooo:paragraph-rsid="0027a521" style:font-size-asian="10.5pt" style:font-size-complex="12pt"/>
    </style:style>
    <style:style style:name="P19" style:family="paragraph" style:parent-style-name="Standard" style:list-style-name="L1">
      <style:text-properties style:font-name="Liberation Serif" fo:font-size="12pt" fo:language="sv" fo:country="SE" officeooo:rsid="000ff67c" officeooo:paragraph-rsid="0054d409" style:font-size-asian="10.5pt" style:font-size-complex="12pt"/>
    </style:style>
    <style:style style:name="P20" style:family="paragraph" style:parent-style-name="Standard" style:list-style-name="L1">
      <style:text-properties style:font-name="Liberation Serif" fo:font-size="12pt" fo:language="sv" fo:country="SE" officeooo:rsid="0027a521" officeooo:paragraph-rsid="00255c25" style:font-size-asian="10.5pt" style:font-size-complex="12pt"/>
    </style:style>
    <style:style style:name="P21" style:family="paragraph" style:parent-style-name="Standard" style:list-style-name="L1">
      <style:text-properties style:font-name="Liberation Serif" fo:font-size="12pt" fo:language="sv" fo:country="SE" officeooo:rsid="002a177b" officeooo:paragraph-rsid="00323506" style:font-size-asian="10.5pt" style:font-size-complex="12pt"/>
    </style:style>
    <style:style style:name="P22" style:family="paragraph" style:parent-style-name="Standard" style:list-style-name="L1">
      <style:text-properties style:font-name="Liberation Serif" fo:font-size="12pt" fo:language="sv" fo:country="SE" officeooo:rsid="002a177b" officeooo:paragraph-rsid="0053934b" style:font-size-asian="10.5pt" style:font-size-complex="12pt"/>
    </style:style>
    <style:style style:name="P23" style:family="paragraph" style:parent-style-name="Standard" style:list-style-name="L1">
      <style:text-properties style:font-name="Liberation Serif" fo:font-size="12pt" fo:language="sv" fo:country="SE" officeooo:rsid="002a177b" officeooo:paragraph-rsid="002a177b" style:font-size-asian="10.5pt" style:font-size-complex="12pt"/>
    </style:style>
    <style:style style:name="P24" style:family="paragraph" style:parent-style-name="Standard" style:list-style-name="L1">
      <style:text-properties style:font-name="Liberation Serif" fo:font-size="12pt" fo:language="sv" fo:country="SE" officeooo:rsid="002ee394" officeooo:paragraph-rsid="0053934b" style:font-size-asian="10.5pt" style:font-size-complex="12pt"/>
    </style:style>
    <style:style style:name="P25" style:family="paragraph" style:parent-style-name="Standard" style:list-style-name="L2">
      <style:text-properties style:font-name="Liberation Serif" fo:font-size="12pt" fo:language="sv" fo:country="SE" officeooo:rsid="004dfc35" officeooo:paragraph-rsid="00538c62" style:font-size-asian="10.5pt" style:font-size-complex="12pt"/>
    </style:style>
    <style:style style:name="P26" style:family="paragraph" style:parent-style-name="Standard" style:list-style-name="L2">
      <style:text-properties style:font-name="Liberation Serif" fo:font-size="12pt" fo:language="sv" fo:country="SE" officeooo:rsid="00520de4" officeooo:paragraph-rsid="00520de4" style:font-size-asian="10.5pt" style:font-size-complex="12pt"/>
    </style:style>
    <style:style style:name="P27" style:family="paragraph" style:parent-style-name="Standard" style:list-style-name="L1">
      <style:text-properties style:font-name="Liberation Serif" fo:font-size="12pt" fo:language="sv" fo:country="SE" fo:font-weight="normal" officeooo:rsid="000ff67c" officeooo:paragraph-rsid="00323506" style:font-size-asian="10.5pt" style:font-weight-asian="normal" style:font-size-complex="12pt" style:font-weight-complex="normal"/>
    </style:style>
    <style:style style:name="P28" style:family="paragraph" style:parent-style-name="Standard" style:list-style-name="L2">
      <style:text-properties fo:font-size="12pt" fo:language="sv" fo:country="SE" officeooo:rsid="0015564c" officeooo:paragraph-rsid="003c2b6b" style:font-size-asian="10.5pt" style:font-size-complex="12pt"/>
    </style:style>
    <style:style style:name="P29" style:family="paragraph" style:parent-style-name="Standard" style:list-style-name="L2">
      <style:text-properties fo:font-size="12pt" fo:language="sv" fo:country="SE" officeooo:rsid="0015564c" officeooo:paragraph-rsid="003dd0b3" style:font-size-asian="10.5pt" style:font-size-complex="12pt"/>
    </style:style>
    <style:style style:name="P30" style:family="paragraph" style:parent-style-name="Standard" style:list-style-name="L2">
      <style:text-properties fo:font-size="12pt" fo:language="sv" fo:country="SE" officeooo:rsid="0015564c" officeooo:paragraph-rsid="00466e4c" style:font-size-asian="10.5pt" style:font-size-complex="12pt"/>
    </style:style>
    <style:style style:name="P31" style:family="paragraph" style:parent-style-name="Standard" style:list-style-name="L2">
      <style:text-properties fo:font-size="12pt" fo:language="sv" fo:country="SE" officeooo:rsid="0015564c" officeooo:paragraph-rsid="00538c62" style:font-size-asian="10.5pt" style:font-size-complex="12pt"/>
    </style:style>
    <style:style style:name="P32" style:family="paragraph" style:parent-style-name="Standard" style:list-style-name="L2">
      <style:text-properties fo:font-size="12pt" fo:language="sv" fo:country="SE" officeooo:rsid="0015564c" officeooo:paragraph-rsid="004b9b65" style:font-size-asian="10.5pt" style:font-size-complex="12pt"/>
    </style:style>
    <style:style style:name="P33" style:family="paragraph" style:parent-style-name="Standard" style:list-style-name="L2">
      <style:text-properties fo:font-size="12pt" fo:language="sv" fo:country="SE" officeooo:rsid="0015564c" officeooo:paragraph-rsid="00520de4" style:font-size-asian="10.5pt" style:font-size-complex="12pt"/>
    </style:style>
    <style:style style:name="P34" style:family="paragraph" style:parent-style-name="Standard" style:list-style-name="L2">
      <style:text-properties fo:font-size="12pt" fo:language="sv" fo:country="SE" officeooo:rsid="003dd0b3" officeooo:paragraph-rsid="003c2b6b" style:font-size-asian="10.5pt" style:font-size-complex="12pt"/>
    </style:style>
    <style:style style:name="P35" style:family="paragraph" style:parent-style-name="Standard" style:list-style-name="L2">
      <style:text-properties fo:font-size="12pt" fo:language="sv" fo:country="SE" officeooo:rsid="003dd0b3" officeooo:paragraph-rsid="003dd0b3" style:font-size-asian="10.5pt" style:font-size-complex="12pt"/>
    </style:style>
    <style:style style:name="P36" style:family="paragraph" style:parent-style-name="Standard" style:list-style-name="L2">
      <style:text-properties fo:font-size="12pt" fo:language="sv" fo:country="SE" officeooo:rsid="00466e4c" officeooo:paragraph-rsid="00466e4c" style:font-size-asian="10.5pt" style:font-size-complex="12pt"/>
    </style:style>
    <style:style style:name="P37"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38"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a177b" style:font-size-asian="10.5pt" style:font-weight-asian="bold" style:font-size-complex="12pt" style:font-weight-complex="bold"/>
    </style:style>
    <style:style style:name="P39"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bdddc" style:font-size-asian="10.5pt" style:font-weight-asian="bold" style:font-size-complex="12pt" style:font-weight-complex="bold"/>
    </style:style>
    <style:style style:name="P40" style:family="paragraph" style:parent-style-name="Standard" style:list-style-name="L1">
      <style:paragraph-properties fo:margin-left="0.9846in" fo:margin-right="0in" fo:text-indent="-0.25in" style:auto-text-indent="false"/>
      <style:text-properties style:font-name="FreeMono" fo:font-size="12pt" fo:language="sv" fo:country="SE" officeooo:rsid="002182ea" officeooo:paragraph-rsid="002182ea" style:font-size-asian="10.5pt" style:font-size-complex="12pt"/>
    </style:style>
    <style:style style:name="P41" style:family="paragraph" style:parent-style-name="Standard" style:list-style-name="L1">
      <style:paragraph-properties fo:margin-left="0.9846in" fo:margin-right="0in" fo:text-indent="-0.25in" style:auto-text-indent="false"/>
      <style:text-properties style:font-name="Liberation Serif" fo:font-size="12pt" fo:language="sv" fo:country="SE" officeooo:rsid="002a177b" officeooo:paragraph-rsid="002a177b" style:font-size-asian="10.5pt" style:font-size-complex="12pt"/>
    </style:style>
    <style:style style:name="P42" style:family="paragraph" style:parent-style-name="Standard" style:list-style-name="L1">
      <style:paragraph-properties fo:margin-left="0.9846in" fo:margin-right="0in" fo:text-indent="-0.25in" style:auto-text-indent="false"/>
      <style:text-properties style:font-name="Liberation Serif" officeooo:paragraph-rsid="002bdddc"/>
    </style:style>
    <style:style style:name="P43" style:family="paragraph" style:parent-style-name="Standard" style:list-style-name="L1">
      <style:paragraph-properties fo:margin-left="0.4925in" fo:margin-right="0in" fo:text-indent="-0.25in" style:auto-text-indent="false"/>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44" style:family="paragraph" style:parent-style-name="Standard" style:list-style-name="L1">
      <style:paragraph-properties fo:margin-left="0.4925in" fo:margin-right="0in" fo:text-indent="-0.25in" style:auto-text-indent="false"/>
      <style:text-properties style:font-name="Liberation Serif" fo:font-size="12pt" fo:language="sv" fo:country="SE" officeooo:rsid="0027db70" officeooo:paragraph-rsid="0027db70" style:font-size-asian="10.5pt" style:font-size-complex="12pt"/>
    </style:style>
    <style:style style:name="P45" style:family="paragraph" style:parent-style-name="Standard" style:list-style-name="L1">
      <style:paragraph-properties fo:margin-left="0.4925in" fo:margin-right="0in" fo:text-indent="-0.25in" style:auto-text-indent="false"/>
      <style:text-properties style:font-name="Liberation Serif" officeooo:paragraph-rsid="0027db70"/>
    </style:style>
    <style:style style:name="T1" style:family="text">
      <style:text-properties officeooo:rsid="00086303"/>
    </style:style>
    <style:style style:name="T2" style:family="text">
      <style:text-properties officeooo:rsid="00087320"/>
    </style:style>
    <style:style style:name="T3" style:family="text">
      <style:text-properties officeooo:rsid="000b1885"/>
    </style:style>
    <style:style style:name="T4" style:family="text">
      <style:text-properties officeooo:rsid="000d1634"/>
    </style:style>
    <style:style style:name="T5" style:family="text">
      <style:text-properties officeooo:rsid="001134e6"/>
    </style:style>
    <style:style style:name="T6" style:family="text">
      <style:text-properties officeooo:rsid="00129b0e"/>
    </style:style>
    <style:style style:name="T7" style:family="text">
      <style:text-properties officeooo:rsid="001381d0"/>
    </style:style>
    <style:style style:name="T8" style:family="text">
      <style:text-properties officeooo:rsid="0015564c"/>
    </style:style>
    <style:style style:name="T9" style:family="text">
      <style:text-properties officeooo:rsid="00172256"/>
    </style:style>
    <style:style style:name="T10" style:family="text">
      <style:text-properties officeooo:rsid="0019fbb6"/>
    </style:style>
    <style:style style:name="T11" style:family="text">
      <style:text-properties officeooo:rsid="001b5d11"/>
    </style:style>
    <style:style style:name="T12" style:family="text">
      <style:text-properties officeooo:rsid="001c7be8"/>
    </style:style>
    <style:style style:name="T13" style:family="text">
      <style:text-properties officeooo:rsid="001dce96"/>
    </style:style>
    <style:style style:name="T14" style:family="text">
      <style:text-properties officeooo:rsid="001ef8b1"/>
    </style:style>
    <style:style style:name="T15" style:family="text">
      <style:text-properties officeooo:rsid="001fd725"/>
    </style:style>
    <style:style style:name="T16" style:family="text">
      <style:text-properties officeooo:rsid="002182ea"/>
    </style:style>
    <style:style style:name="T17" style:family="text">
      <style:text-properties style:font-name="FreeMono" fo:font-size="12pt" fo:language="sv" fo:country="SE" officeooo:rsid="002dc8cc" style:font-size-asian="10.5pt" style:font-size-complex="12pt"/>
    </style:style>
    <style:style style:name="T18" style:family="text">
      <style:text-properties style:font-name="FreeMono" fo:font-size="12pt" fo:language="sv" fo:country="SE" fo:font-weight="normal" officeooo:rsid="00326606" style:font-size-asian="10.5pt" style:font-weight-asian="normal" style:font-size-complex="12pt" style:font-weight-complex="normal"/>
    </style:style>
    <style:style style:name="T19" style:family="text">
      <style:text-properties style:font-name="FreeMono" officeooo:rsid="00248338"/>
    </style:style>
    <style:style style:name="T20" style:family="text">
      <style:text-properties style:font-name="FreeMono" officeooo:rsid="0027a521"/>
    </style:style>
    <style:style style:name="T21" style:family="text">
      <style:text-properties style:font-name="FreeMono" officeooo:rsid="00323506"/>
    </style:style>
    <style:style style:name="T22" style:family="text">
      <style:text-properties style:font-name="FreeMono" officeooo:rsid="003144f8"/>
    </style:style>
    <style:style style:name="T23" style:family="text">
      <style:text-properties style:font-name="FreeMono" officeooo:rsid="003c2b6b"/>
    </style:style>
    <style:style style:name="T24" style:family="text">
      <style:text-properties style:font-name="FreeMono" officeooo:rsid="003dd0b3"/>
    </style:style>
    <style:style style:name="T25" style:family="text">
      <style:text-properties style:font-name="FreeMono" fo:font-weight="bold" officeooo:rsid="003dd0b3" style:font-weight-asian="bold" style:font-weight-complex="bold"/>
    </style:style>
    <style:style style:name="T26" style:family="text">
      <style:text-properties style:font-name="FreeMono" fo:font-weight="bold" officeooo:rsid="00466e4c" style:font-weight-asian="bold" style:font-weight-complex="bold"/>
    </style:style>
    <style:style style:name="T27" style:family="text">
      <style:text-properties style:font-name="FreeMono" officeooo:rsid="00466e4c"/>
    </style:style>
    <style:style style:name="T28" style:family="text">
      <style:text-properties style:font-name="FreeMono" officeooo:rsid="0049553d"/>
    </style:style>
    <style:style style:name="T29" style:family="text">
      <style:text-properties style:font-name="FreeMono" officeooo:rsid="0049ba89"/>
    </style:style>
    <style:style style:name="T30" style:family="text">
      <style:text-properties style:font-name="FreeMono" fo:font-style="italic" officeooo:rsid="0049ba89" style:font-style-asian="italic" style:font-style-complex="italic"/>
    </style:style>
    <style:style style:name="T31" style:family="text">
      <style:text-properties style:font-name="FreeMono" officeooo:rsid="004b9b65"/>
    </style:style>
    <style:style style:name="T32" style:family="text">
      <style:text-properties style:font-name="FreeMono" officeooo:rsid="004ca3db"/>
    </style:style>
    <style:style style:name="T33" style:family="text">
      <style:text-properties style:font-name="FreeMono" officeooo:rsid="004dfc35"/>
    </style:style>
    <style:style style:name="T34" style:family="text">
      <style:text-properties style:font-name="FreeMono" officeooo:rsid="004f0a1a"/>
    </style:style>
    <style:style style:name="T35" style:family="text">
      <style:text-properties style:font-name="FreeMono" officeooo:rsid="00520de4"/>
    </style:style>
    <style:style style:name="T36" style:family="text">
      <style:text-properties officeooo:rsid="00248338"/>
    </style:style>
    <style:style style:name="T37" style:family="text">
      <style:text-properties officeooo:rsid="00255c25"/>
    </style:style>
    <style:style style:name="T38" style:family="text">
      <style:text-properties officeooo:rsid="0026793b"/>
    </style:style>
    <style:style style:name="T39" style:family="text">
      <style:text-properties officeooo:rsid="0027a521"/>
    </style:style>
    <style:style style:name="T40" style:family="text">
      <style:text-properties fo:font-size="12pt" fo:language="sv" fo:country="SE" officeooo:rsid="0027db70" style:font-size-asian="10.5pt" style:font-size-complex="12pt"/>
    </style:style>
    <style:style style:name="T41" style:family="text">
      <style:text-properties fo:font-size="12pt" fo:language="sv" fo:country="SE" officeooo:rsid="0029bff5" style:font-size-asian="10.5pt" style:font-size-complex="12pt"/>
    </style:style>
    <style:style style:name="T42" style:family="text">
      <style:text-properties fo:font-size="12pt" fo:language="sv" fo:country="SE" officeooo:rsid="002a177b" style:font-size-asian="10.5pt" style:font-size-complex="12pt"/>
    </style:style>
    <style:style style:name="T43" style:family="text">
      <style:text-properties fo:font-size="12pt" fo:language="sv" fo:country="SE" officeooo:rsid="002bdddc" style:font-size-asian="10.5pt" style:font-size-complex="12pt"/>
    </style:style>
    <style:style style:name="T44" style:family="text">
      <style:text-properties fo:font-size="12pt" fo:language="sv" fo:country="SE" officeooo:rsid="002d55d8" style:font-size-asian="10.5pt" style:font-size-complex="12pt"/>
    </style:style>
    <style:style style:name="T45" style:family="text">
      <style:text-properties fo:font-size="12pt" fo:language="sv" fo:country="SE" officeooo:rsid="002dc8cc" style:font-size-asian="10.5pt" style:font-size-complex="12pt"/>
    </style:style>
    <style:style style:name="T46" style:family="text">
      <style:text-properties fo:font-size="12pt" fo:language="sv" fo:country="SE" officeooo:rsid="0032356d" style:font-size-asian="10.5pt" style:font-size-complex="12pt"/>
    </style:style>
    <style:style style:name="T47" style:family="text">
      <style:text-properties fo:font-size="12pt" fo:language="sv" fo:country="SE" officeooo:rsid="00326606" style:font-size-asian="10.5pt" style:font-size-complex="12pt"/>
    </style:style>
    <style:style style:name="T48" style:family="text">
      <style:text-properties officeooo:rsid="002dc8cc"/>
    </style:style>
    <style:style style:name="T49" style:family="text">
      <style:text-properties officeooo:rsid="002ee394"/>
    </style:style>
    <style:style style:name="T50" style:family="text">
      <style:text-properties officeooo:rsid="003144f8"/>
    </style:style>
    <style:style style:name="T51" style:family="text">
      <style:text-properties officeooo:rsid="00323506"/>
    </style:style>
    <style:style style:name="T52" style:family="text">
      <style:text-properties officeooo:rsid="0035169a"/>
    </style:style>
    <style:style style:name="T53" style:family="text">
      <style:text-properties officeooo:rsid="0036bc2f"/>
    </style:style>
    <style:style style:name="T54" style:family="text">
      <style:text-properties officeooo:rsid="00376a1a"/>
    </style:style>
    <style:style style:name="T55" style:family="text">
      <style:text-properties officeooo:rsid="0038a606"/>
    </style:style>
    <style:style style:name="T56" style:family="text">
      <style:text-properties officeooo:rsid="003c2b6b"/>
    </style:style>
    <style:style style:name="T57" style:family="text">
      <style:text-properties officeooo:rsid="003dd0b3"/>
    </style:style>
    <style:style style:name="T58" style:family="text">
      <style:text-properties officeooo:rsid="00413da3"/>
    </style:style>
    <style:style style:name="T59" style:family="text">
      <style:text-properties officeooo:rsid="004330e8"/>
    </style:style>
    <style:style style:name="T60" style:family="text">
      <style:text-properties officeooo:rsid="00466e4c"/>
    </style:style>
    <style:style style:name="T61" style:family="text">
      <style:text-properties officeooo:rsid="0049553d"/>
    </style:style>
    <style:style style:name="T62" style:family="text">
      <style:text-properties officeooo:rsid="0049ba89"/>
    </style:style>
    <style:style style:name="T63" style:family="text">
      <style:text-properties style:font-name="Liberation Serif" officeooo:rsid="0049ba89"/>
    </style:style>
    <style:style style:name="T64" style:family="text">
      <style:text-properties style:font-name="Liberation Serif" officeooo:rsid="003dd0b3"/>
    </style:style>
    <style:style style:name="T65" style:family="text">
      <style:text-properties style:font-name="Liberation Serif" officeooo:rsid="004ca3db"/>
    </style:style>
    <style:style style:name="T66" style:family="text">
      <style:text-properties style:font-name="Liberation Serif" officeooo:rsid="004dfc35"/>
    </style:style>
    <style:style style:name="T67" style:family="text">
      <style:text-properties style:font-name="Liberation Serif" officeooo:rsid="004e7682"/>
    </style:style>
    <style:style style:name="T68" style:family="text">
      <style:text-properties style:font-name="Liberation Serif" officeooo:rsid="004f0a1a"/>
    </style:style>
    <style:style style:name="T69" style:family="text">
      <style:text-properties style:font-name="Liberation Serif" officeooo:rsid="0049553d"/>
    </style:style>
    <style:style style:name="T70" style:family="text">
      <style:text-properties style:font-name="Liberation Serif" officeooo:rsid="004f6e81"/>
    </style:style>
    <style:style style:name="T71" style:family="text">
      <style:text-properties style:font-name="Liberation Serif" officeooo:rsid="00520de4"/>
    </style:style>
    <style:style style:name="T72" style:family="text">
      <style:text-properties fo:font-weight="bold" officeooo:rsid="003dd0b3" style:font-weight-asian="bold" style:font-weight-complex="bold"/>
    </style:style>
    <style:style style:name="T73" style:family="text">
      <style:text-properties fo:font-weight="bold" officeooo:rsid="00466e4c" style:font-weight-asian="bold" style:font-weight-complex="bold"/>
    </style:style>
    <style:style style:name="T74" style:family="text">
      <style:text-properties fo:font-weight="bold" officeooo:rsid="0054d409" style:font-weight-asian="bold" style:font-weight-complex="bold"/>
    </style:style>
    <style:style style:name="T75" style:family="text">
      <style:text-properties officeooo:rsid="004ca3db"/>
    </style:style>
    <style:style style:name="T76" style:family="text">
      <style:text-properties officeooo:rsid="0054d409"/>
    </style:style>
    <style:style style:name="T77" style:family="text">
      <style:text-properties officeooo:rsid="00569130"/>
    </style:style>
    <style:style style:name="T78" style:family="text">
      <style:text-properties officeooo:rsid="005803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Thebl Portfolio – Systemdokumentation</text:p>
      <text:p text:style-name="P1"/>
      <text:p text:style-name="P4"><text:span text:style-name="T1">SimThebl Portfolio är ett system för att lagra och presentera data om olika projekt på webben. </text:span><text:span text:style-name="T2">Systemet är uppbyggt av två olika delsystem; ett datalager </text:span><text:span text:style-name="T13">skrive</text:span><text:span text:style-name="T15">t</text:span><text:span text:style-name="T13"> i Python 3.3</text:span><text:span text:style-name="T2"> och ett presentationslager, som fungerar i symbios med varandra. </text:span><text:span text:style-name="T9">Resultatet är en hemsida, bestående av fyra delsidor med dynamiskt innehåll, skrivna med HTML5, </text:span><text:span text:style-name="T13">CSS</text:span><text:span text:style-name="T9"> och Jinja2. </text:span><text:span text:style-name="T14">Systemet låter användaren navigera i en databas innehållande olika projekt med hjälp av webbläsaren. Man tillåts söka bland projekt, lista projekt enligt olika kriterier och sorteringsalternativ </text:span><text:span text:style-name="T15">med mera. Denna sektion är till för att erbjuda en djupare förståelse för hur systemet är uppbyggt, så att eventuella förändringar eller tillägg underlättas.</text:span></text:p>
      <text:p text:style-name="P5"/>
      <text:p text:style-name="P10"><text:span text:style-name="T2">Datalagret </text:span><text:span text:style-name="T10">(Python 3.3, json)</text:span></text:p>
      <text:p text:style-name="P2"><text:span text:style-name="T3">Datalagret är vad man kan kalla för själva kärnan i systemet, eller åtminstone det som interagerar med systemets kärna: en json-fil </text:span><text:span text:style-name="T53">(i detta fall data.json) </text:span><text:span text:style-name="T3">där informationen om varje projekt finns lagrad i en speciell struktur. För att hämta information ur denna json-fil erbjuder datalagret </text:span><text:span text:style-name="T4">från början</text:span><text:span text:style-name="T3"> en rad funktioner som gör detta, anpassat till olika behov. </text:span><text:span text:style-name="T4">Eftersom datalagret är skrivet i Python går det även relativt snabbt och enkelt att skriva till fler funktioner efter behov, förutsatt att man har grundläggande kunskaper inom Python 3.3.</text:span><text:span text:style-name="T3"> </text:span><text:span text:style-name="T4">Här </text:span><text:span text:style-name="T12">följer</text:span><text:span text:style-name="T4"> en beskrivning av de olika funktionerna som finns inkluderade</text:span><text:span text:style-name="T52"> </text:span><text:span text:style-name="T54">(</text:span><text:span text:style-name="T55">i </text:span><text:span text:style-name="T52">data.py</text:span><text:span text:style-name="T54">)</text:span><text:span text:style-name="T4">:</text:span></text:p>
      <text:p text:style-name="P7"/>
      <text:list xml:id="list3675149802957250171" text:style-name="L1">
        <text:list-item>
          <text:p text:style-name="P14">load(file_name)</text:p>
          <text:p text:style-name="P17"><text:span text:style-name="T16">Tar emot namnet på en json-fil som en sträng, öppnar och kodar av filen och returnerar innehållet som ett listobjekt. </text:span><text:span text:style-name="T36">Returnerar </text:span><text:span text:style-name="T19">None</text:span><text:span text:style-name="T36"> om filen inte kan öppnas.</text:span></text:p>
          <text:p text:style-name="P19"><text:span text:style-name="T76"/></text:p>
        </text:list-item>
        <text:list-item>
          <text:p text:style-name="P16"><text:span text:style-name="T74">add_project(db,file_name, project)</text:span></text:p>
          <text:p text:style-name="P27"><text:span text:style-name="T16">Tar emot </text:span><text:span text:style-name="T76">en projektdatabas som ett listobjekt,</text:span><text:span text:style-name="T16"> namnet på en json-fil som en sträng, </text:span><text:span text:style-name="T36">samt </text:span><text:span text:style-name="T76">en tabell som representerar ett projekt. Därefter tar den reda på det högsta projekt-ID:t i projectdatabasen och sätter ett nytt projekt-ID som är högre. Därefter lägger den till det nya projektet på slutet av databaseen med det nya ID:t och skriver den nya databasen till en json-fil. </text:span><text:span text:style-name="T36">Gick allt bra returneras listobjektet. </text:span><text:span text:style-name="T37">Finns inte något matchande projekt eller om filen inte hittades </text:span><text:span text:style-name="T36">returneras </text:span><text:span text:style-name="T19">None</text:span><text:span text:style-name="T36">.</text:span></text:p>
          <text:p text:style-name="P27"><text:span text:style-name="T36"/></text:p>
        </text:list-item>
        <text:list-item>
          <text:p text:style-name="P14">remove_project(<text:span text:style-name="T76">db, </text:span>file_name, ID)</text:p>
          <text:p text:style-name="P17"><text:span text:style-name="T16">Tar emot </text:span><text:span text:style-name="T76">en projektdatabas som ett listobjekt,</text:span><text:span text:style-name="T16"> namnet på en json-fil som en sträng, </text:span><text:span text:style-name="T36">samt ett projekt-ID </text:span><text:span text:style-name="T37">som e</text:span><text:span text:style-name="T38">tt heltal</text:span><text:span text:style-name="T36">. Om ett projekts ID matchar det angivna tas det bort ur listan, varpå filen skrivs över med det nya listobjektet. Gick allt bra returneras listobjektet. </text:span><text:span text:style-name="T37">Finns inte något matchande projekt eller om filen inte hittades </text:span><text:span text:style-name="T36">returneras </text:span><text:span text:style-name="T19">None</text:span><text:span text:style-name="T36">.</text:span></text:p>
          <text:p text:style-name="P17"><text:span text:style-name="T77"/></text:p>
        </text:list-item>
        <text:list-item>
          <text:p text:style-name="P14"><text:span text:style-name="T77">edit_project(</text:span><text:span text:style-name="T76">db, </text:span><text:span text:style-name="T77">file_name, ID, project)</text:span></text:p>
          <text:p text:style-name="P27"><text:span text:style-name="T16">Tar emot </text:span><text:span text:style-name="T76">en projektdatabas som ett listobjekt,</text:span><text:span text:style-name="T16"> namnet på en json-fil som en sträng, </text:span><text:span text:style-name="T36">ett projekt-ID </text:span><text:span text:style-name="T37">som e</text:span><text:span text:style-name="T38">tt heltal</text:span><text:span text:style-name="T36">, </text:span><text:span text:style-name="T77">samt ett projekt i tabellform. </text:span><text:span text:style-name="T78">Sedan hittar funktionen projektet i databasen med motsvarande ID och ersätter det med det givna projektet. Sedan </text:span><text:span text:style-name="T76">skriv</text:span><text:span text:style-name="T78">s</text:span><text:span text:style-name="T76"> den nya databasen till en json-fil. </text:span><text:span text:style-name="T36">Gick allt bra returneras listobjektet. </text:span><text:span text:style-name="T37">Finns inte något matchande projekt eller om filen inte hittades </text:span><text:span text:style-name="T36">returneras </text:span><text:span text:style-name="T19">None</text:span><text:span text:style-name="T36">.</text:span></text:p>
          <text:p text:style-name="P15"/>
        </text:list-item>
        <text:list-item>
          <text:p text:style-name="P14">get_project_count(db)</text:p>
          <text:p text:style-name="P17"><text:span text:style-name="T39">Tar emot ett listobjekt. </text:span><text:span text:style-name="T37">Returnerar mängden </text:span><text:span text:style-name="T39">inlägg i listan som ett heltal.</text:span></text:p>
          <text:p text:style-name="P20"/>
        </text:list-item>
        <text:list-item>
          <text:p text:style-name="P14">get_project(db, id)</text:p>
          <text:p text:style-name="P18"><text:span text:style-name="T39">Tar emot </text:span><text:span text:style-name="T48">en projektdatabas som ett </text:span><text:span text:style-name="T39">listobjekt och ett projekt-ID som ett heltal. Returnerar hela tabellen för projektet vars ID motsvarar det angivna. Hittas inte projektet returneras </text:span><text:soft-page-break/><text:span text:style-name="T20">None</text:span><text:span text:style-name="T39">.</text:span></text:p>
        </text:list-item>
      </text:list>
      <text:p text:style-name="P11"/>
      <text:list xml:id="list1816451084" text:continue-numbering="true" text:style-name="L1">
        <text:list-item>
          <text:p text:style-name="P14">search(db, sort_by=u'start_date', sort_order=u'desc', techniques=None, search=None, search_fields=None)</text:p>
          <text:p text:style-name="P21">Tar emot en projektdatabas som ett listobjekt, en post i projekttabellen att sortera efter som ett strängobjekt, en sträng som bestämmer om sorteringen kommer att vara fallande eller stigande, ett listobjekt innehållande tekniker, en sträng med fritext och ett listobjekt innehållande fält att söka i. </text:p>
          <text:p text:style-name="P21"/>
          <text:p text:style-name="P22">Returnerar ett listobjekt innehållande de projekttabeller som matchar sökningen. </text:p>
          <text:p text:style-name="P24"/>
          <text:p text:style-name="P22"><text:span text:style-name="T49">Funktionen använder sig av tre underfunktioner för att stegvis filtrera bort oönskade projekt </text:span><text:span text:style-name="T49">ur sökresultatet. Alla indata i denna funktion, förutom projektdatabasen, är frivilliga. Resterande indata har standardvärden som representerar den mest troliga sökningen. Dvs att träffarna kommer att innehålla alla projekt och automatiskt sorteras efter startdatum i fallande ordning. </text:span><text:span text:style-name="T50">Alla projekt visas i detta fall eftersom att standardvärdet för </text:span><text:span text:style-name="T22">techniques</text:span><text:span text:style-name="T50">, </text:span><text:span text:style-name="T22">search</text:span><text:span text:style-name="T50"> och </text:span><text:span text:style-name="T22">search_field</text:span><text:span text:style-name="T21">s</text:span><text:span text:style-name="T50"> är </text:span><text:span text:style-name="T22">None</text:span><text:span text:style-name="T50"> </text:span><text:span text:style-name="T51">och respektive filtreringsfunktion bara körs om värdet inte är </text:span><text:span text:style-name="T21">None</text:span><text:span text:style-name="T51">. De tre delfunktionerna beskrivs nedan:</text:span></text:p>
          <text:p text:style-name="P23"/>
        </text:list-item>
        <text:list-item>
          <text:p text:style-name="P37">tech_search(search_result, remove_result, techniques)</text:p>
          <text:p text:style-name="P41">Tar emot ett sökresultat som ett listobjekt, en lista över projekt att ta bort ur sökresultat-listan samt ett listobjekt innehållande tekniker. Lägger till de projekt, som inte innehåller alla tekniker i tekniklistan, i ta-bort-listan.</text:p>
          <text:p text:style-name="P41"/>
        </text:list-item>
        <text:list-item>
          <text:p text:style-name="P38">free_search(search, search_result, remove_result)</text:p>
          <text:p text:style-name="P41">Tar emot ett sökord som en sträng, sökresultat som ett listobjekt samt en lista över projekt att ta bort ur sökresultat-listan. Lägger till alla projekt i sökresultatet, som inte innehåller sökordet, i ta-bort-listan.</text:p>
          <text:p text:style-name="P41"/>
        </text:list-item>
        <text:list-item>
          <text:p text:style-name="P39">field_search(search_result, search, search_fields, remove_result)</text:p>
          <text:p text:style-name="P42"><text:span text:style-name="T42">Tar emot ett sökresultat som ett listobjekt, </text:span><text:span text:style-name="T43">ett sökord som en sträng, ett listobje</text:span><text:span text:style-name="T44">k</text:span><text:span text:style-name="T43">t innehållandede fält som ska genomsökas samt </text:span><text:span text:style-name="T42">en lista över projekt att ta bort ur sökresultat-listan. </text:span><text:span text:style-name="T44">Lägger till de projekt, där innehållet i de angivna fälten inte matchar sökordet, </text:span><text:span text:style-name="T46">i ta-bort-listan</text:span><text:span text:style-name="T44">.</text:span></text:p>
        </text:list-item>
      </text:list>
      <text:p text:style-name="P13"/>
      <text:p text:style-name="P12"><text:span text:style-name="T44"><text:tab/></text:span><text:span text:style-name="T47">Denna delfunktion innehåller två sökalgoritmer. Den första och vanligaste används för att genomsöka fält som innehåller strängar. I detta fall alla fält utom </text:span><text:span text:style-name="T18">'techniques_used'</text:span><text:span text:style-name="T47"> som innehåller en lista. När funktionen stöter på detta fält körs algoritmen för att söka igenom en lista.</text:span></text:p>
      <text:list xml:id="list981944144" text:continue-numbering="true" text:style-name="L1">
        <text:list-header>
          <text:p text:style-name="P40"/>
        </text:list-header>
        <text:list-item>
          <text:p text:style-name="P43">get_techniques(db)</text:p>
          <text:p text:style-name="P44">Tar emot en projektdatabas som ett listobjekt. Returnerar en sorterad lista innehållande alla tekniker som finns listade i databasen.</text:p>
          <text:p text:style-name="P44"/>
        </text:list-item>
        <text:list-item>
          <text:p text:style-name="P43">get_technique_stats(db)</text:p>
          <text:p text:style-name="P45"><text:span text:style-name="T40">Tar emot en projektdatabas som ett listobjekt. Returnerar en tabell med de olika teknikerna i databasen som nyckelvärden. Varje post innehåller en lista över projekt</text:span><text:span text:style-name="T41">tabeller i bantad form,</text:span><text:span text:style-name="T40"> där nyckelvärdets teknik har använts. </text:span><text:span text:style-name="T45">Den bantade projekttabellen innehåller bara posterna med nyckelvärdena </text:span><text:span text:style-name="T17">project_name</text:span><text:span text:style-name="T45"> och </text:span><text:span text:style-name="T17">project_no</text:span><text:span text:style-name="T45">.</text:span></text:p>
          <text:p text:style-name="P44"/>
        </text:list-item>
        <text:list-item>
          <text:p text:style-name="P43">get_random_projects(db)</text:p>
          <text:p text:style-name="P44"><text:soft-page-break/>Tar emot en projektdatabas som ett listobjekt. Väljer ut ett slumpmässigt projekt i listan och returnerar projektets bild, namn och kortfattade beskrivning som tre strängobjekt.</text:p>
        </text:list-item>
      </text:list>
      <text:p text:style-name="P6"/>
      <text:p text:style-name="P10"><text:span text:style-name="T2">Presentationslagret </text:span><text:span text:style-name="T11">(Python 3.3, Flask, Jinja2, HTML5, CSS)</text:span></text:p>
      <text:p text:style-name="P3"><text:span text:style-name="T5">Presentationslagret är </text:span><text:span text:style-name="T6">själva användargränssnittet i systemet; dvs att det låter användaren använda funktionerna i datalagret med hjälp av enkla knapptryckningar i webbläsaren. Presentationslagret är ett hopkok av tre olika tekniker. Python 3.3 används för att köra lättvikts-webbservern Flask och låta den kommunicera med datalagret. Själva webbsidorna är byggda med hjälp av HTML5 och CSS för att visa och formatera datan på ett vettigt sätt och Jinja2 för att hämta datan från servern och generera lämplig HTML5 kod för att visa den i webbsidans kontext. </text:span><text:span text:style-name="T7">Här följer en beskrivning </text:span><text:span text:style-name="T12">av</text:span><text:span text:style-name="T7"> </text:span><text:span text:style-name="T8">själva serverprogrammet </text:span><text:span text:style-name="T54">(server.py)</text:span><text:span text:style-name="T8">:</text:span></text:p>
      <text:p text:style-name="P8"/>
      <text:list xml:id="list997607787038485234" text:style-name="L2">
        <text:list-item>
          <text:p text:style-name="P28"><text:span text:style-name="T56">Först importeras alla moduler som behövs för serverns funktionalitet: </text:span><text:span text:style-name="T23">data</text:span><text:span text:style-name="T56"> (vilket är filen </text:span><text:span text:style-name="T23">data.py</text:span><text:span text:style-name="T56"> som beskrivs ovan), </text:span><text:span text:style-name="T23">flask</text:span><text:span text:style-name="T56"> (själva webbservermodulen) och </text:span><text:span text:style-name="T23">jinja2</text:span><text:span text:style-name="T56"> (templatemodulen). </text:span><text:span text:style-name="T57">Modulen </text:span><text:span text:style-name="T24">l</text:span><text:span text:style-name="T23">ogging</text:span><text:span text:style-name="T56"> importeras för att kunna logga serveranrop och sökningar till en logfil.</text:span></text:p>
          <text:p text:style-name="P34"/>
        </text:list-item>
        <text:list-item>
          <text:p text:style-name="P35">Det första programmet gör är att initiera själva servermiljön vilken består av flask, jinja2 och loggingfunktionen.</text:p>
          <text:p text:style-name="P35"/>
        </text:list-item>
        <text:list-item>
          <text:p text:style-name="P29"><text:span text:style-name="T25">@app.route('/')</text:span><text:span text:style-name="T72"> (funktionen </text:span><text:span text:style-name="T25">root()</text:span><text:span text:style-name="T72">)</text:span></text:p>
          <text:p text:style-name="P29"><text:span text:style-name="T57">Definerar vad som händer när användaren går till URL:en ”</text:span><text:span text:style-name="T24">/</text:span><text:span text:style-name="T57">”. Vad som händer här är att funktionerna </text:span><text:span text:style-name="T24">load()</text:span><text:span text:style-name="T57"> och </text:span><text:span text:style-name="T24">get_random_project()</text:span><text:span text:style-name="T57"> från data-modulen körs för att hämta in projektdatabasen och utvalda poster från ett slumpmässigt projekt för att visas på startsidan. Därefter anges vilken templatefil som ska användas (</text:span><text:span text:style-name="T24">root.jinja</text:span><text:span text:style-name="T57">) och renderar den. </text:span><text:span text:style-name="T58">D</text:span><text:span text:style-name="T57">e variabler som hämtats från datalagret inkluder</text:span><text:span text:style-name="T58">as även i </text:span><text:span text:style-name="T59">den renderade </text:span><text:span text:style-name="T58">mallen</text:span><text:span text:style-name="T57">. </text:span></text:p>
          <text:p text:style-name="P36"/>
        </text:list-item>
        <text:list-item>
          <text:p text:style-name="P30"><text:span text:style-name="T26">@app.route('/list', methods=['GET', 'POST'])</text:span><text:span text:style-name="T73"> (funktionen </text:span><text:span text:style-name="T26">mylist()</text:span><text:span text:style-name="T73">)</text:span></text:p>
          <text:p text:style-name="P31"><text:span text:style-name="T75">Definierar vad som händer när användaren går till URL:en ”</text:span><text:span text:style-name="T32">/list</text:span><text:span text:style-name="T75">”. Det första som händer är att projektdatabasen laddas in; </text:span><text:span text:style-name="T32">load()</text:span><text:span text:style-name="T65"> anropas, sedan lägger </text:span><text:span text:style-name="T32">get_techniques()</text:span><text:span text:style-name="T65"> alla tekniker i en lista och ett par variabler tilldelas standardvärden. </text:span><text:span text:style-name="T66">Sedan kan två olika händelseförlopp utspela sig. Hamnar användaren på sidan för att denne har följt en länk alternativt skrivit in den exakta URL:en, körs sökfunktionen </text:span><text:span text:style-name="T33">search()</text:span><text:span text:style-name="T66"> med endast projektdatabasen som argument </text:span><text:span text:style-name="T67">(alla projekt listas)</text:span><text:span text:style-name="T66">. </text:span></text:p>
          <text:p text:style-name="P25"/>
          <text:p text:style-name="P31"><text:span text:style-name="T66">Hamnar användaren däremot på sidan för att denne använt ett sökformulär körs sökfunktionen me</text:span><text:span text:style-name="T67">d de agument som användaren angivit i hemsidans formulär. Alltså kan sökningen preciseras i detta läge. Vad som händer är att </text:span><text:span text:style-name="T68">vi försöker hämta formulärdata för de olika sökargumenten och skickar med dem till sökfunktionen när de hittas. Hittas de inte skapas ett exeption av respektive tryblock och ett standardvärde anges. </text:span><text:span text:style-name="T70">Har användaren sökt på fritext loggas sökorden till loggfilen. </text:span><text:span text:style-name="T64">Därefter anges vilken templatefil som ska användas (</text:span><text:span text:style-name="T34">list</text:span><text:span text:style-name="T24">.jinja</text:span><text:span text:style-name="T64">) och renderar den </text:span><text:span text:style-name="T69">med variablerna vi hämtat från datalagret </text:span><text:span text:style-name="T68">och sökformuläret.</text:span></text:p>
          <text:p text:style-name="P36"/>
        </text:list-item>
        <text:list-item>
          <text:p text:style-name="P30"><text:span text:style-name="T26">@app.route('/techniques')</text:span><text:span text:style-name="T73"> (funktionen </text:span><text:span text:style-name="T26">techniques()</text:span><text:span text:style-name="T60">)</text:span></text:p>
          <text:p text:style-name="P29"><text:span text:style-name="T57">Definerar vad som händer när användaren går till URL:en ”</text:span><text:span text:style-name="T24">/</text:span><text:span text:style-name="T27">techniques</text:span><text:span text:style-name="T57">”. </text:span><text:span text:style-name="T60">Först och främst laddas projektdatabasen in genom att funktionen </text:span><text:span text:style-name="T27">load()</text:span><text:span text:style-name="T60"> anropas. </text:span><text:span text:style-name="T61">Sedan hämtas alla tekniker i projektdatabasen med funktionen </text:span><text:span text:style-name="T28">get_techniques()</text:span><text:span text:style-name="T61">. Funktionen </text:span><text:span text:style-name="T28">get_technique_stats()</text:span><text:span text:style-name="T61"> anropas för att kunna skicka med en tabell innehållande alla tekniker med relaterade projekt. </text:span><text:span text:style-name="T57">Därefter anges vilken templatefil som ska användas (</text:span><text:span text:style-name="T28">techniques</text:span><text:span text:style-name="T24">.jinja</text:span><text:span text:style-name="T57">) och renderar den </text:span><text:span text:style-name="T61">med variablerna vi hämtat från datalagret.</text:span></text:p>
          <text:p text:style-name="P36"><text:soft-page-break/></text:p>
        </text:list-item>
        <text:list-item>
          <text:p text:style-name="P30"><text:span text:style-name="T26">@app.route('/project/&lt;projectID&gt;')</text:span><text:span text:style-name="T73"> (funktionen </text:span><text:span text:style-name="T26">project(projectID)</text:span><text:span text:style-name="T60">)</text:span></text:p>
          <text:p text:style-name="P32"><text:span text:style-name="T57">Definerar vad som händer när användaren går till URL:en ”</text:span><text:span text:style-name="T24">/</text:span><text:span text:style-name="T29">project/</text:span><text:span text:style-name="T30">projektets ID</text:span><text:span text:style-name="T57">”. </text:span><text:span text:style-name="T60">Först och främst laddas projektdatabasen in genom att funktionen </text:span><text:span text:style-name="T27">load()</text:span><text:span text:style-name="T60"> anropas. </text:span><text:span text:style-name="T62">Sedan anropas funktionen </text:span><text:span text:style-name="T29">get_project(</text:span><text:span text:style-name="T30">projektets ID</text:span><text:span text:style-name="T29">)</text:span><text:span text:style-name="T63"> för att hämta tabellen för det specifika projekt som har matchande ID som det som angivits i app.route:n. </text:span><text:span text:style-name="T64">Därefter anges vilken templatefil som ska användas (</text:span><text:span text:style-name="T31">project</text:span><text:span text:style-name="T24">.jinja</text:span><text:span text:style-name="T64">) och renderar </text:span><text:span text:style-name="T63">sidan med medskickad projekttabell.</text:span></text:p>
          <text:p text:style-name="P26"/>
        </text:list-item>
        <text:list-item>
          <text:p text:style-name="P33"><text:span text:style-name="T71">De sista två kodraderna i dokumentet är till för att webbservern ska starta automatiskt när man kör filen (</text:span><text:span text:style-name="T35">server.py</text:span><text:span text:style-name="T71">) som ett program.</text:span></text:p>
        </text:list-item>
      </text:list>
      <text:p text:style-name="P9"/>
      <text:p text:style-name="P9">Här följer en beskrivning av webbsidorna:</text:p>
      <text:p text:style-name="P9"/>
      <text:p text:style-name="P9">kdshlkh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Gustafsson</meta:initial-creator>
    <meta:creation-date>2013-10-15T10:26:10</meta:creation-date>
    <dc:date>2013-10-16T14:51:18</dc:date>
    <dc:creator>Theodor Bladh</dc:creator>
    <meta:editing-duration>PT4H31M28S</meta:editing-duration>
    <meta:editing-cycles>65</meta:editing-cycles>
    <meta:generator>LibreOffice/4.0.2.2$Linux_X86_64 LibreOffice_project/400m0$Build-2</meta:generator>
    <meta:document-statistic meta:table-count="0" meta:image-count="0" meta:object-count="0" meta:page-count="4" meta:paragraph-count="69" meta:word-count="1488" meta:character-count="10221" meta:non-whitespace-character-count="8836"/>
  </office:meta>
</office:document-meta>
</file>